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b5f7" officeooo:paragraph-rsid="0004b5f7"/>
    </style:style>
    <style:style style:name="P2" style:family="paragraph" style:parent-style-name="Standard">
      <style:paragraph-properties fo:text-align="start" style:justify-single-word="false"/>
      <style:text-properties officeooo:paragraph-rsid="0004b5f7"/>
    </style:style>
    <style:style style:name="P3" style:family="paragraph" style:parent-style-name="Standard">
      <style:paragraph-properties fo:text-align="start" style:justify-single-word="false"/>
      <style:text-properties officeooo:paragraph-rsid="0006591f"/>
    </style:style>
    <style:style style:name="P4" style:family="paragraph" style:parent-style-name="Standard">
      <style:paragraph-properties fo:text-align="start" style:justify-single-word="false"/>
      <style:text-properties officeooo:paragraph-rsid="000674f0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4b5f7" officeooo:paragraph-rsid="0004b5f7"/>
    </style:style>
    <style:style style:name="T1" style:family="text">
      <style:text-properties officeooo:rsid="0004b5f7"/>
    </style:style>
    <style:style style:name="T2" style:family="text">
      <style:text-properties fo:color="#c9211e" officeooo:rsid="0004b5f7"/>
    </style:style>
    <style:style style:name="T3" style:family="text">
      <style:text-properties fo:color="#c9211e" officeooo:rsid="0006591f"/>
    </style:style>
    <style:style style:name="T4" style:family="text">
      <style:text-properties fo:color="#000000" officeooo:rsid="0004b5f7"/>
    </style:style>
    <style:style style:name="T5" style:family="text">
      <style:text-properties fo:color="#000000" officeooo:rsid="0006591f"/>
    </style:style>
    <style:style style:name="T6" style:family="text">
      <style:text-properties fo:color="#000000" officeooo:rsid="000674f0"/>
    </style:style>
    <style:style style:name="T7" style:family="text">
      <style:text-properties fo:font-variant="normal" fo:text-transform="none" fo:color="#000000" style:font-name="sans-serif" fo:font-size="10.1999998092651pt" fo:letter-spacing="normal" fo:font-style="normal" fo:font-weight="normal" officeooo:rsid="0006591f"/>
    </style:style>
    <style:style style:name="T8" style:family="text">
      <style:text-properties fo:font-variant="normal" fo:text-transform="none" fo:color="#000000" style:font-name="sans-serif" fo:font-size="10.1999998092651pt" fo:letter-spacing="normal" fo:font-style="normal" fo:font-weight="normal" officeooo:rsid="000674f0"/>
    </style:style>
    <style:style style:name="T9" style:family="text">
      <style:text-properties fo:font-variant="normal" fo:text-transform="none" fo:color="#000000" style:font-name="sans-serif" fo:font-size="10.1999998092651pt" fo:letter-spacing="normal" fo:font-style="normal" fo:font-weight="normal" officeooo:rsid="0004b5f7"/>
    </style:style>
    <style:style style:name="T10" style:family="text">
      <style:text-properties fo:font-variant="normal" fo:text-transform="none" fo:color="#c9211e" style:font-name="sans-serif" fo:font-size="10.1999998092651pt" fo:letter-spacing="normal" fo:font-style="normal" fo:font-weight="normal" officeooo:rsid="0004b5f7"/>
    </style:style>
    <style:style style:name="T11" style:family="text">
      <style:text-properties fo:font-variant="normal" fo:text-transform="none" fo:color="#c9211e" style:font-name="sans-serif" fo:font-size="10.1999998092651pt" fo:letter-spacing="normal" fo:font-style="normal" fo:font-weight="normal" officeooo:rsid="000674f0"/>
    </style:style>
    <style:style style:name="T12" style:family="text">
      <style:text-properties officeooo:rsid="000674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test </text:p>
      <text:p text:style-name="P1"/>
      <text:list xml:id="list422308879" text:style-name="L1">
        <text:list-item>
          <text:p text:style-name="P5">Fonctionnalités du site</text:p>
        </text:list-item>
      </text:list>
      <text:p text:style-name="P2"><text:tab/></text:p>
      <text:p text:style-name="P2"><text:tab/><text:span text:style-name="T1">Affichage de la liste des produits disponible en page d’accueil</text:span></text:p>
      <text:p text:style-name="P2"><text:tab/><text:span text:style-name="T2">test : </text:span><text:span text:style-name="T4">Si Pas de réseau </text:span></text:p>
      <text:p text:style-name="P2"><text:span text:style-name="T4"><text:tab/></text:span><text:span text:style-name="T2">résultat : </text:span><text:span text:style-name="T4">Affichage d’une page d’erreur </text:span><text:span text:style-name="T5">invitant à recharger la page </text:span></text:p>
      <text:p text:style-name="P2"><text:span text:style-name="T4"/></text:p>
      <text:p text:style-name="P2"><text:span text:style-name="T4"><text:tab/>Zoom sur image au survole</text:span></text:p>
      <text:p text:style-name="P2"><text:tab/><text:span text:style-name="T2">test : </text:span><text:span text:style-name="T4">Passer la souris sur les différentes images <text:s/></text:span></text:p>
      <text:p text:style-name="P2"><text:span text:style-name="T4"><text:tab/></text:span><text:span text:style-name="T2">résultat : </text:span><text:span text:style-name="T4">l’image est zoomer </text:span></text:p>
      <text:p text:style-name="P2"><text:span text:style-name="T4"/></text:p>
      <text:p text:style-name="P2"><text:span text:style-name="T4"><text:tab/></text:span><text:span text:style-name="T5">Une page de redirection si aucun produit sélectionner <text:s/></text:span></text:p>
      <text:p text:style-name="P2"><text:tab/><text:span text:style-name="T2">test : </text:span><text:span text:style-name="T5">aller directement sur l’onglet produits </text:span><text:span text:style-name="T4"><text:s/></text:span></text:p>
      <text:p text:style-name="P2"><text:span text:style-name="T4"><text:tab/></text:span><text:span text:style-name="T2">résultat : </text:span><text:span text:style-name="T4">Affichage d’un</text:span><text:span text:style-name="T5">e page d’erreur invitant à repartir vers la page d’accueil</text:span><text:span text:style-name="T4"> </text:span></text:p>
      <text:p text:style-name="P2"><text:span text:style-name="T4"/></text:p>
      <text:p text:style-name="P3"><text:span text:style-name="T4"><text:tab/></text:span><text:span text:style-name="T5">Bouton de validation de produit grisé tant q’aucune option choisit </text:span></text:p>
      <text:p text:style-name="P3"><text:tab/><text:span text:style-name="T2">test : </text:span><text:span text:style-name="T5">Ne pas choisir de d’option et essayer de valider</text:span><text:span text:style-name="T4"> </text:span></text:p>
      <text:p text:style-name="P3"><text:span text:style-name="T4"><text:tab/></text:span><text:span text:style-name="T2">résultat : </text:span><text:span text:style-name="T5">validation impossible, bouton reste grisé </text:span></text:p>
      <text:p text:style-name="P3"><text:span text:style-name="T5"/></text:p>
      <text:p text:style-name="P3"><text:span text:style-name="T5"><text:tab/>Choix minimum d’un produit dans la page panier</text:span></text:p>
      <text:p text:style-name="P3"><text:tab/><text:span text:style-name="T2">test : </text:span><text:span text:style-name="T5">Essayer de choisir 0 produit </text:span></text:p>
      <text:p text:style-name="P3"><text:span text:style-name="T4"><text:tab/></text:span><text:span text:style-name="T2">résultat : </text:span><text:span text:style-name="T5">Impossible de d’indiquer 0</text:span></text:p>
      <text:p text:style-name="P3"><text:span text:style-name="T5"/></text:p>
      <text:p text:style-name="P3"><text:span text:style-name="T5"><text:tab/></text:span><text:span text:style-name="T4">Affichage </text:span><text:span text:style-name="T5">du nombre total de produit dans le panier dans l’onglet caddie </text:span></text:p>
      <text:p text:style-name="P3"><text:tab/><text:span text:style-name="T2">test : </text:span><text:span text:style-name="T5">Ajouter 2 produits au panier</text:span><text:span text:style-name="T3"> </text:span><text:span text:style-name="T4"><text:s/></text:span></text:p>
      <text:p text:style-name="P3"><text:span text:style-name="T4"><text:tab/></text:span><text:span text:style-name="T2">résultat : </text:span><text:span text:style-name="T5">Le chiffre 2 doit s ‘afficher dans l’onglet caddie</text:span></text:p>
      <text:p text:style-name="P3"><text:span text:style-name="T5"/></text:p>
      <text:p text:style-name="P3"><text:span text:style-name="T5"><text:tab/></text:span><text:span text:style-name="T4">Affichage </text:span><text:span text:style-name="T5">du prix total selon article et quantité dans le panier </text:span></text:p>
      <text:p text:style-name="P4"><text:tab/><text:span text:style-name="T2">test : </text:span><text:span text:style-name="T5">ajouter 2 produit à </text:span><text:span text:style-name="T7">309900 €</text:span><text:span text:style-name="T4"> </text:span></text:p>
      <text:p text:style-name="P3"><text:span text:style-name="T4"><text:tab/></text:span><text:span text:style-name="T2">résultat : </text:span><text:span text:style-name="T6">Le résultat doit être de </text:span><text:span text:style-name="T8">619800 €</text:span></text:p>
      <text:p text:style-name="P3"><text:span text:style-name="T8"/></text:p>
      <text:p text:style-name="P4"><text:span text:style-name="T8"><text:tab/></text:span><text:span text:style-name="T9">Affichage </text:span><text:span text:style-name="T8">d’une page de redirection si aucun produit dans le panier</text:span><text:span text:style-name="T7"> </text:span></text:p>
      <text:p text:style-name="P4"><text:tab/><text:span text:style-name="T2">test : </text:span><text:span text:style-name="T6">aller directement dans l’onglet mon panier sans choisir de produit </text:span><text:span text:style-name="T4"><text:s/></text:span></text:p>
      <text:p text:style-name="P4"><text:span text:style-name="T9"><text:tab/></text:span><text:span text:style-name="T10">résultat : </text:span><text:span text:style-name="T8">une page de redirection nous invite à choisir un produit à la page d’accueil </text:span></text:p>
      <text:p text:style-name="P4"><text:span text:style-name="T8"/></text:p>
      <text:p text:style-name="P4"><text:span text:style-name="T8"><text:tab/>Sauvegarde du panier en mémoire </text:span><text:span text:style-name="T7"><text:s/></text:span></text:p>
      <text:p text:style-name="P4"><text:tab/><text:span text:style-name="T2">test : </text:span><text:span text:style-name="T5">ajouter 2 produit </text:span><text:span text:style-name="T6">au panier puis repartir sur la page d’accueil </text:span><text:span text:style-name="T4"><text:s/></text:span><text:span text:style-name="T6">et revenir sur l’onglet <text:tab/>panier</text:span></text:p>
      <text:p text:style-name="P4"><text:span text:style-name="T9"><text:tab/></text:span><text:span text:style-name="T10">résultat : </text:span><text:span text:style-name="T8">Les 2 articles choisit doivent toujours être présent dans le panier </text:span></text:p>
      <text:p text:style-name="P4"><text:span text:style-name="T8"/></text:p>
      <text:p text:style-name="P4"><text:span text:style-name="T8"><text:tab/>Vider le panier</text:span></text:p>
      <text:p text:style-name="P4"><text:tab/><text:span text:style-name="T2">test : </text:span><text:span text:style-name="T6">cliquer sur le bouton vider mon panier</text:span></text:p>
      <text:p text:style-name="P4"><text:span text:style-name="T9"><text:tab/></text:span><text:span text:style-name="T10">résultat : </text:span><text:span text:style-name="T8">le panier et vide et le nombre d’article dans l’onglet caddie est supprimé</text:span></text:p>
      <text:p text:style-name="P4"><text:span text:style-name="T8"/></text:p>
      <text:p text:style-name="P4"><text:span text:style-name="T8"><text:tab/>Alerte pour confirmer suppression du panier </text:span></text:p>
      <text:p text:style-name="P4"><text:tab/><text:span text:style-name="T2">test : </text:span><text:span text:style-name="T6">cliquer sur le bouton vider mon panier</text:span></text:p>
      <text:p text:style-name="P4"><text:span text:style-name="T9"><text:tab/></text:span><text:span text:style-name="T10">résultat : </text:span><text:span text:style-name="T8">un pop up demander de confirmer ou non la suppression du panier</text:span></text:p>
      <text:p text:style-name="P4"><text:span text:style-name="T8"/></text:p>
      <text:p text:style-name="P4"><text:span text:style-name="T8"><text:tab/>Valider le panier en oubliant un champs au formulaire</text:span></text:p>
      <text:p text:style-name="P4"><text:tab/><text:span text:style-name="T2">test : </text:span><text:span text:style-name="T6">ne pas entrer d’email</text:span></text:p>
      <text:p text:style-name="P4"><text:span text:style-name="T9"><text:tab/></text:span><text:span text:style-name="T10">résultat : </text:span><text:span text:style-name="T8">Un message d’erreur apparaît au bas du formulaire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08:41:48.284023704</meta:creation-date>
    <dc:date>2020-05-31T09:12:44.965074610</dc:date>
    <meta:editing-duration>PT10M1S</meta:editing-duration>
    <meta:editing-cycles>2</meta:editing-cycles>
    <meta:generator>LibreOffice/6.4.3.2$MacOSX_X86_64 LibreOffice_project/747b5d0ebf89f41c860ec2a39efd7cb15b54f2d8</meta:generator>
    <meta:document-statistic meta:table-count="0" meta:image-count="0" meta:object-count="0" meta:page-count="1" meta:paragraph-count="39" meta:word-count="344" meta:character-count="2032" meta:non-whitespace-character-count="1660"/>
  </office:meta>
</office:document-meta>
</file>